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 svg:font-family="Tahoma, 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333333" fo:letter-spacing="normal"/>
    </style:style>
    <style:style style:name="P2" style:family="paragraph" style:parent-style-name="Text_20_body">
      <style:paragraph-properties fo:orphans="2" fo:widows="2"/>
      <style:text-properties fo:font-variant="normal" fo:text-transform="none" fo:color="#333333" style:font-name="Tahoma" fo:font-size="9.75pt" fo:letter-spacing="normal" fo:font-style="normal" fo:font-weight="normal"/>
    </style:style>
    <style:style style:name="P3" style:family="paragraph" style:parent-style-name="Text_20_body">
      <style:paragraph-properties fo:orphans="2" fo:widows="2"/>
    </style:style>
    <style:style style:name="P4" style:family="paragraph" style:parent-style-name="Text_20_body">
      <style:paragraph-properties fo:margin-left="0in" fo:margin-right="0in" fo:orphans="2" fo:widows="2" fo:text-indent="0in" style:auto-text-indent="false"/>
      <style:text-properties fo:font-variant="normal" fo:text-transform="none" fo:color="#333333" style:font-name="Tahoma" fo:font-size="9.75pt" fo:letter-spacing="normal" fo:font-style="normal" fo:font-weight="normal"/>
    </style:style>
    <style:style style:name="P5" style:family="paragraph" style:parent-style-name="Text_20_body">
      <style:paragraph-properties fo:margin-left="0in" fo:margin-right="0in" fo:text-align="end" style:justify-single-word="false" fo:orphans="2" fo:widows="2" fo:text-indent="0in" style:auto-text-indent="false"/>
      <style:text-properties fo:font-variant="normal" fo:text-transform="none" fo:color="#333333" style:font-name="Tahoma" fo:font-size="9.75pt" fo:letter-spacing="normal" fo:font-style="normal" fo:font-weight="normal"/>
    </style:style>
    <style:style style:name="T1" style:family="text">
      <style:text-properties style:font-name="Tahoma" fo:font-size="9.75pt" fo:font-style="normal" fo:font-weight="normal"/>
    </style:style>
    <style:style style:name="T2" style:family="text">
      <style:text-properties fo:font-variant="normal" fo:text-transform="none"/>
    </style:style>
    <style:style style:name="T3" style:family="text">
      <style:text-properties fo:color="#333333"/>
    </style:style>
    <style:style style:name="T4" style:family="text">
      <style:text-properties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oshua Wood</text:p>
      <text:p text:style-name="P5">February 7, 2011</text:p>
      <text:p text:style-name="P4"/>
      <text:p text:style-name="P4">1. Describe the difference between inheritance and import.</text:p>
      <text:p text:style-name="P1"><text:span text:style-name="T1"><text:tab/>There are actually a few main differences between inheritance and import. Traditionally, inheritance is viewed as an “is a” relationship. In other words, a subclass that inherits a superclass becomes an object of that type. Extra methods that operate on that object can then be written to add functionality to the object, or even to override and change the internal workings of certain pre-existing functionality. The main limitation of this, at least in the Java language, is that there is no multiple inheritance – a subclass can only inherit from one superclass. </text:span></text:p>
      <text:p text:style-name="P1"><text:span text:style-name="T1"><text:tab/>In contrast, importing (also known as composition) allows a class to make use of publicly-accessible functionality in other classes. <text:s/>Usually described as a “has a” relationship, the idea here is that an object can make use of other objects through their methods, without actually sharing characteristics with those other objects.</text:span></text:p>
      <text:p text:style-name="P1"><text:span text:style-name="T1"><text:line-break/>2. Describe the difference between inheritance and overloading.</text:span></text:p>
      <text:p text:style-name="P1"><text:tab/>While inheritance allows you to make use of predefined methods and attributes of a type of object in a newly created object, overloading allows you to change the functionality of certain methods related to that object, without changing the basic functionality of the superclass.</text:p>
      <text:p text:style-name="P2"><text:line-break/>3. Why is it not possible for a class such as complex numbers (see the example in text) to be adequately imitated by a C struct?</text:p>
      <text:p text:style-name="P3"><text:tab/>For one, structs have no mechanism for default instantiation – the parameters have to be initialized at the time of constructing the struct. In addition, structs are not intrinsically aware of themselves, so any function involving a struct must pass that struct as a parameter. And finally, there are no protection mechanisms in place to prevent direct access to the fields of a struct – they can be modified at any point in the program, without going through defined fun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 svg:font-family="Tahoma, 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ua Wood</meta:initial-creator>
    <meta:creation-date>2011-02-07T22:49:13</meta:creation-date>
    <dc:date>2011-02-08T00:22:02</dc:date>
    <dc:creator>Joshua Wood</dc:creator>
    <meta:editing-duration>PT00H30M09S</meta:editing-duration>
    <meta:editing-cycles>2</meta:editing-cycles>
    <meta:generator>OpenOffice.org/3.2$Unix OpenOffice.org_project/320m18$Build-9502</meta:generator>
    <meta:document-statistic meta:table-count="0" meta:image-count="0" meta:object-count="0" meta:page-count="1" meta:paragraph-count="9" meta:word-count="315" meta:character-count="1934"/>
  </office:meta>
</office:document-meta>
</file>